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228cm"/>
    </style:style>
    <style:style style:name="Tableau1.B" style:family="table-column">
      <style:table-column-properties style:column-width="13.78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228cm"/>
    </style:style>
    <style:style style:name="Tableau2.B" style:family="table-column">
      <style:table-column-properties style:column-width="13.78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7864"/>
    </style:style>
    <style:style style:name="P2" style:family="paragraph" style:parent-style-name="Standard">
      <style:text-properties officeooo:paragraph-rsid="0014db93"/>
    </style:style>
    <style:style style:name="T1" style:family="text">
      <style:text-properties officeooo:rsid="000fcee7"/>
    </style:style>
    <style:style style:name="T2" style:family="text">
      <style:text-properties officeooo:rsid="00114dd6"/>
    </style:style>
    <style:style style:name="T3" style:family="text">
      <style:text-properties officeooo:rsid="0012a6c2"/>
    </style:style>
    <style:style style:name="T4" style:family="text">
      <style:text-properties officeooo:rsid="00137864"/>
    </style:style>
    <style:style style:name="T5" style:family="text">
      <style:text-properties officeooo:rsid="0013c83c"/>
    </style:style>
    <style:style style:name="T6" style:family="text">
      <style:text-properties officeooo:rsid="0014db93"/>
    </style:style>
    <style:style style:name="T7" style:family="text">
      <style:text-properties officeooo:rsid="0017a37c"/>
    </style:style>
    <style:style style:name="T8" style:family="text">
      <style:text-properties officeooo:rsid="0017a37c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hny </text:span>LO43 – Projet : Small World</text:p>
      <text:p text:style-name="Standard"/>
      <text:p text:style-name="Standard"/>
      <text:p text:style-name="Standard"/>
      <text:p text:style-name="Standard">Informations de base :</text:p>
      <text:p text:style-name="Standard">2 à 4 joueurs</text:p>
      <text:p text:style-name="Standard">4 plateaux (1 par nombre de joueurs)</text:p>
      <text:p text:style-name="Standard"/>
      <text:p text:style-name="Standard">Plateaux : Uvs parmi MT, PS, PM, LO, CM, TN, EL, L<text:span text:style-name="T6">E</text:span>, PH, MG, HT, GE</text:p>
      <text:p text:style-name="Standard"/>
      <text:p text:style-name="P1"><text:span text:style-name="T4">MT45 - MT12</text:span></text:p>
      <text:p text:style-name="P1"><text:span text:style-name="T4">PS42 – PS22</text:span></text:p>
      <text:p text:style-name="P1"><text:span text:style-name="T4">PM11 – PM18</text:span></text:p>
      <text:p text:style-name="P1"><text:span text:style-name="T4">LO43 – LO22</text:span></text:p>
      <text:p text:style-name="P1"><text:span text:style-name="T4">CM22 – CM11</text:span></text:p>
      <text:p text:style-name="P1"><text:span text:style-name="T4">TN21 – TN51</text:span></text:p>
      <text:p text:style-name="P2"><text:span text:style-name="T6">EL21 – EL42</text:span></text:p>
      <text:p text:style-name="P2"><text:span text:style-name="T6">LE03 – LE07</text:span></text:p>
      <text:p text:style-name="P2"><text:span text:style-name="T6">PH01 – PH04</text:span></text:p>
      <text:p text:style-name="P2"><text:span text:style-name="T6">MG00 – MG07</text:span></text:p>
      <text:p text:style-name="P2"><text:span text:style-name="T6">HT01 – HT07</text:span></text:p>
      <text:p text:style-name="P2"><text:span text:style-name="T6">GE01 - GE06</text:span></text:p>
      <text:p text:style-name="P1"><text:span text:style-name="T4"/></text:p>
      <text:p text:style-name="P1"><text:span text:style-name="T4"/></text:p>
      <text:p text:style-name="Standard">Peuple = Jauge de boulot</text:p>
      <text:p text:style-name="Standard"/>
      <text:p text:style-name="Standard">Peuple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Alcoolique</text:p>
          </table:table-cell>
          <table:table-cell table:style-name="Tableau1.B1" office:value-type="string">
            <text:p text:style-name="Table_20_Contents">Ne peut capturer que les cases après celles qui sont adjacentes</text:p>
          </table:table-cell>
        </table:table-row>
        <table:table-row>
          <table:table-cell table:style-name="Tableau1.A2" office:value-type="string">
            <text:p text:style-name="Table_20_Contents">Surdoué</text:p>
          </table:table-cell>
          <table:table-cell table:style-name="Tableau1.B2" office:value-type="string">
            <text:p text:style-name="Table_20_Contents">Peut capturer parmi les adjacentes et les adjacentes aux adjacentes</text:p>
          </table:table-cell>
        </table:table-row>
        <table:table-row>
          <table:table-cell table:style-name="Tableau1.A2" office:value-type="string">
            <text:p text:style-name="Table_20_Contents">Tricheurs</text:p>
          </table:table-cell>
          <table:table-cell table:style-name="Tableau1.B2" office:value-type="string">
            <text:p text:style-name="Table_20_Contents">-1 de boulot/capture, mais moins nombreux <text:span text:style-name="T3">(4)</text:span></text:p>
          </table:table-cell>
        </table:table-row>
        <table:table-row>
          <table:table-cell table:style-name="Tableau1.A2" office:value-type="string">
            <text:p text:style-name="Table_20_Contents">Thésard</text:p>
          </table:table-cell>
          <table:table-cell table:style-name="Tableau1.B2" office:value-type="string">
            <text:p text:style-name="Table_20_Contents">Construit des projets (+1 def)</text:p>
          </table:table-cell>
        </table:table-row>
        <table:table-row>
          <table:table-cell table:style-name="Tableau1.A2" office:value-type="string">
            <text:p text:style-name="Table_20_Contents">Glandeur</text:p>
          </table:table-cell>
          <table:table-cell table:style-name="Tableau1.B2" office:value-type="string">
            <text:p text:style-name="Table_20_Contents">Convertit un de boulot de l'ennemi par tour</text:p>
          </table:table-cell>
        </table:table-row>
        <table:table-row>
          <table:table-cell table:style-name="Tableau1.A2" office:value-type="string">
            <text:p text:style-name="Table_20_Contents">IUT</text:p>
          </table:table-cell>
          <table:table-cell table:style-name="Tableau1.B2" office:value-type="string">
            <text:p text:style-name="Table_20_Contents">-1 pratique, +1 théorique <text:span text:style-name="T2">(attaque)</text:span></text:p>
          </table:table-cell>
        </table:table-row>
        <table:table-row>
          <table:table-cell table:style-name="Tableau1.A2" office:value-type="string">
            <text:p text:style-name="Table_20_Contents">Prof</text:p>
          </table:table-cell>
          <table:table-cell table:style-name="Tableau1.B2" office:value-type="string">
            <text:p text:style-name="Table_20_Contents">Construit des exams (+1 def)</text:p>
          </table:table-cell>
        </table:table-row>
        <table:table-row>
          <table:table-cell table:style-name="Tableau1.A2" office:value-type="string">
            <text:p text:style-name="Table_20_Contents">Administratif</text:p>
          </table:table-cell>
          <table:table-cell table:style-name="Tableau1.B2" office:value-type="string">
            <text:p text:style-name="Table_20_Contents">Verrouille deux Uvs</text:p>
          </table:table-cell>
        </table:table-row>
        <table:table-row>
          <table:table-cell table:style-name="Tableau1.A2" office:value-type="string">
            <text:p text:style-name="Table_20_Contents">TC5</text:p>
          </table:table-cell>
          <table:table-cell table:style-name="Tableau1.B2" office:value-type="string">
            <text:p text:style-name="Table_20_Contents">Capture plus facilement les XX1X et XX2X, mais ne peut pas capturer les autres <text:span text:style-name="T8">(+ capture normalement les XX0X ??)</text:span></text:p>
          </table:table-cell>
        </table:table-row>
        <table:table-row>
          <table:table-cell table:style-name="Tableau1.A2" office:value-type="string">
            <text:p text:style-name="Table_20_Contents">Boulet</text:p>
          </table:table-cell>
          <table:table-cell table:style-name="Tableau1.B2" office:value-type="string">
            <text:p text:style-name="Table_20_Contents">Pas de capacité, mais 8 de boulot 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  <text:p text:style-name="Standard">Pouvoirs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Informaticien</text:p>
          </table:table-cell>
          <table:table-cell table:style-name="Tableau2.B1" office:value-type="string">
            <text:p text:style-name="Table_20_Contents">LO</text:p>
          </table:table-cell>
        </table:table-row>
        <table:table-row>
          <table:table-cell table:style-name="Tableau2.A2" office:value-type="string">
            <text:p text:style-name="Table_20_Contents">Mécanicien</text:p>
          </table:table-cell>
          <table:table-cell table:style-name="Tableau2.B2" office:value-type="string">
            <text:p text:style-name="Table_20_Contents">TN</text:p>
          </table:table-cell>
        </table:table-row>
        <table:table-row>
          <table:table-cell table:style-name="Tableau2.A2" office:value-type="string">
            <text:p text:style-name="Table_20_Contents">Matheux</text:p>
          </table:table-cell>
          <table:table-cell table:style-name="Tableau2.B2" office:value-type="string">
            <text:p text:style-name="Table_20_Contents">MT</text:p>
          </table:table-cell>
        </table:table-row>
        <text:soft-page-break/>
        <table:table-row>
          <table:table-cell table:style-name="Tableau2.A2" office:value-type="string">
            <text:p text:style-name="Table_20_Contents">Physicien</text:p>
          </table:table-cell>
          <table:table-cell table:style-name="Tableau2.B2" office:value-type="string">
            <text:p text:style-name="Table_20_Contents">PS</text:p>
          </table:table-cell>
        </table:table-row>
        <table:table-row>
          <table:table-cell table:style-name="Tableau2.A2" office:value-type="string">
            <text:p text:style-name="Table_20_Contents">Chimiste</text:p>
          </table:table-cell>
          <table:table-cell table:style-name="Tableau2.B2" office:value-type="string">
            <text:p text:style-name="Table_20_Contents">CM</text:p>
          </table:table-cell>
        </table:table-row>
        <table:table-row>
          <table:table-cell table:style-name="Tableau2.A2" office:value-type="string">
            <text:p text:style-name="Table_20_Contents">Bilingue</text:p>
          </table:table-cell>
          <table:table-cell table:style-name="Tableau2.B2" office:value-type="string">
            <text:p text:style-name="Table_20_Contents">LE</text:p>
          </table:table-cell>
        </table:table-row>
        <table:table-row>
          <table:table-cell table:style-name="Tableau2.A2" office:value-type="string">
            <text:p text:style-name="Table_20_Contents">Philosophe</text:p>
          </table:table-cell>
          <table:table-cell table:style-name="Tableau2.B2" office:value-type="string">
            <text:p text:style-name="Table_20_Contents">PH</text:p>
          </table:table-cell>
        </table:table-row>
        <table:table-row>
          <table:table-cell table:style-name="Tableau2.A2" office:value-type="string">
            <text:p text:style-name="Table_20_Contents">Manager</text:p>
          </table:table-cell>
          <table:table-cell table:style-name="Tableau2.B2" office:value-type="string">
            <text:p text:style-name="Table_20_Contents">MG</text:p>
          </table:table-cell>
        </table:table-row>
        <table:table-row>
          <table:table-cell table:style-name="Tableau2.A2" office:value-type="string">
            <text:p text:style-name="Table_20_Contents">Electronicien</text:p>
          </table:table-cell>
          <table:table-cell table:style-name="Tableau2.B2" office:value-type="string">
            <text:p text:style-name="Table_20_Contents">EL</text:p>
          </table:table-cell>
        </table:table-row>
        <table:table-row>
          <table:table-cell table:style-name="Tableau2.A2" office:value-type="string">
            <text:p text:style-name="Table_20_Contents">Historien</text:p>
          </table:table-cell>
          <table:table-cell table:style-name="Tableau2.B2" office:value-type="string">
            <text:p text:style-name="Table_20_Contents">HT</text:p>
          </table:table-cell>
        </table:table-row>
        <table:table-row>
          <table:table-cell table:style-name="Tableau2.A2" office:value-type="string">
            <text:p text:style-name="Table_20_Contents">Economiste</text:p>
          </table:table-cell>
          <table:table-cell table:style-name="Tableau2.B2" office:value-type="string">
            <text:p text:style-name="Table_20_Contents">G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Classe Joueur :</text:p>
      <text:p text:style-name="Standard">int numero</text:p>
      <text:p text:style-name="Standard">int ECTS</text:p>
      <text:p text:style-name="Standard">personnage perso</text:p>
      <text:p text:style-name="Standard">personnage perso_en_déclin</text:p>
      <text:p text:style-name="Standard"/>
      <text:p text:style-name="Standard">Classe Personnage</text:p>
      <text:p text:style-name="Standard">peuple peup</text:p>
      <text:p text:style-name="Standard">pouvoir pouv</text:p>
      <text:p text:style-name="Standard">int maxboulot</text:p>
      <text:p text:style-name="Standard"/>
      <text:p text:style-name="Standard">Classe Peuple :</text:p>
      <text:p text:style-name="Standard">string nom</text:p>
      <text:p text:style-name="Standard">int boulot</text:p>
      <text:p text:style-name="Standard"/>
      <text:p text:style-name="Standard">Classe Pouvoir :</text:p>
      <text:p text:style-name="Standard">string nom</text:p>
      <text:p text:style-name="Standard">string bonus (UV)</text:p>
      <text:p text:style-name="Standard">//A méditer</text:p>
      <text:p text:style-name="Standard"/>
      <text:p text:style-name="Standard">Le programme doit afficher les cases possibles au joueur.</text:p>
      <text:p text:style-name="Standard"/>
      <text:p text:style-name="Standard"/>
      <text:p text:style-name="Standard">Méthodes des différents peuples :</text:p>
      <text:p text:style-name="Standard">attaque(caseArrivé, nbrDeJetons)</text:p>
      <text:p text:style-name="Standard">int défense(caseDéfendue)</text:p>
      <text:p text:style-name="Standard">int JetonsVirtuels(Case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e Parunakian</meta:initial-creator>
    <meta:creation-date>2012-11-13T13:40:37</meta:creation-date>
    <dc:date>2012-12-24T10:46:58</dc:date>
    <meta:editing-duration>PT3H41S</meta:editing-duration>
    <meta:editing-cycles>15</meta:editing-cycles>
    <meta:generator>LibreOffice/3.6$Linux_X86_64 LibreOffice_project/360m1$Build-3</meta:generator>
    <meta:document-statistic meta:table-count="2" meta:image-count="0" meta:object-count="0" meta:page-count="2" meta:paragraph-count="83" meta:word-count="252" meta:character-count="1406" meta:non-whitespace-character-count="1236"/>
  </office:meta>
</office:document-meta>
</file>